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d2b2" officeooo:paragraph-rsid="0009d2b2"/>
    </style:style>
    <style:style style:name="P2" style:family="paragraph" style:parent-style-name="Standard">
      <style:text-properties officeooo:rsid="0009d2b2" officeooo:paragraph-rsid="0009d2b2"/>
    </style:style>
    <style:style style:name="P3" style:family="paragraph" style:parent-style-name="Standard">
      <style:text-properties officeooo:rsid="0009d2b2" officeooo:paragraph-rsid="000f1ec1"/>
    </style:style>
    <style:style style:name="P4" style:family="paragraph" style:parent-style-name="Standard" style:list-style-name="L1">
      <style:text-properties officeooo:rsid="000fa08b" officeooo:paragraph-rsid="000fa08b"/>
    </style:style>
    <style:style style:name="P5" style:family="paragraph" style:parent-style-name="Standard" style:list-style-name="L1">
      <style:text-properties officeooo:rsid="0013db55" officeooo:paragraph-rsid="0013db55"/>
    </style:style>
    <style:style style:name="P6" style:family="paragraph" style:parent-style-name="Standard">
      <style:text-properties officeooo:rsid="0013db55" officeooo:paragraph-rsid="0013db55"/>
    </style:style>
    <style:style style:name="P7" style:family="paragraph" style:parent-style-name="Standard">
      <style:text-properties officeooo:rsid="0013db55" officeooo:paragraph-rsid="0015fe45"/>
    </style:style>
    <style:style style:name="P8" style:family="paragraph" style:parent-style-name="Standard">
      <style:text-properties officeooo:rsid="0013db55" officeooo:paragraph-rsid="00170f0c"/>
    </style:style>
    <style:style style:name="P9" style:family="paragraph" style:parent-style-name="Standard">
      <style:text-properties officeooo:rsid="00170f0c" officeooo:paragraph-rsid="00170f0c"/>
    </style:style>
    <style:style style:name="P10" style:family="paragraph" style:parent-style-name="Standard">
      <style:text-properties fo:color="#c9211e" loext:opacity="100%" officeooo:rsid="00170f0c" officeooo:paragraph-rsid="00170f0c"/>
    </style:style>
    <style:style style:name="P11" style:family="paragraph" style:parent-style-name="Standard">
      <style:text-properties fo:color="#c9211e" loext:opacity="100%" officeooo:rsid="00170f0c" officeooo:paragraph-rsid="001bd93c"/>
    </style:style>
    <style:style style:name="P12" style:family="paragraph" style:parent-style-name="Standard">
      <style:text-properties fo:color="#c9211e" loext:opacity="100%" officeooo:rsid="00170f0c" officeooo:paragraph-rsid="00186b89"/>
    </style:style>
    <style:style style:name="P13" style:family="paragraph" style:parent-style-name="Standard">
      <style:text-properties officeooo:rsid="001dd928" officeooo:paragraph-rsid="001dd928"/>
    </style:style>
    <style:style style:name="T1" style:family="text">
      <style:text-properties officeooo:rsid="000b9d2b"/>
    </style:style>
    <style:style style:name="T2" style:family="text">
      <style:text-properties officeooo:rsid="000ca8d6"/>
    </style:style>
    <style:style style:name="T3" style:family="text">
      <style:text-properties officeooo:rsid="000db995"/>
    </style:style>
    <style:style style:name="T4" style:family="text">
      <style:text-properties officeooo:rsid="000dc6f0"/>
    </style:style>
    <style:style style:name="T5" style:family="text">
      <style:text-properties officeooo:rsid="000f1ec1"/>
    </style:style>
    <style:style style:name="T6" style:family="text">
      <style:text-properties officeooo:rsid="001057ee"/>
    </style:style>
    <style:style style:name="T7" style:family="text">
      <style:text-properties officeooo:rsid="001203c3"/>
    </style:style>
    <style:style style:name="T8" style:family="text">
      <style:text-properties officeooo:rsid="0015fe45"/>
    </style:style>
    <style:style style:name="T9" style:family="text">
      <style:text-properties style:font-name="Liberation Serif1" officeooo:rsid="0015fe45"/>
    </style:style>
    <style:style style:name="T10" style:family="text">
      <style:text-properties style:font-name="Liberation Serif" officeooo:rsid="0015fe45"/>
    </style:style>
    <style:style style:name="T11" style:family="text">
      <style:text-properties style:font-name="Liberation Serif" officeooo:rsid="00170f0c"/>
    </style:style>
    <style:style style:name="T12" style:family="text">
      <style:text-properties officeooo:rsid="00170f0c"/>
    </style:style>
    <style:style style:name="T13" style:family="text">
      <style:text-properties officeooo:rsid="00186b89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officeooo:rsid="000db995"/>
    </style:style>
    <style:style style:name="T16" style:family="text">
      <style:text-properties fo:color="#c9211e" loext:opacity="100%" officeooo:rsid="000b9d2b"/>
    </style:style>
    <style:style style:name="T17" style:family="text">
      <style:text-properties fo:color="#c9211e" loext:opacity="100%" officeooo:rsid="000dc6f0"/>
    </style:style>
    <style:style style:name="T18" style:family="text">
      <style:text-properties fo:color="#c9211e" loext:opacity="100%" officeooo:rsid="000f1e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96562359" text:style-name="L1">
        <text:list-item>
          <text:p text:style-name="P1"/>
          <text:p text:style-name="P1">Para ser uma transformação linear é preciso que:</text:p>
          <text:list>
            <text:list-header>
              <text:p text:style-name="P1">T(ku) = kT(u)</text:p>
              <text:p text:style-name="P1"/>
            </text:list-header>
          </text:list>
        </text:list-item>
      </text:list>
      <text:p text:style-name="P2"><text:tab/>Então, considerando u = (1, 2, 3) e k = 2:</text:p>
      <text:p text:style-name="P2"><text:tab/><text:tab/>T(u) = (x + y, x – 3, z) → T(u) = (3, -<text:span text:style-name="T2">2</text:span>, 3)</text:p>
      <text:p text:style-name="P2"/>
      <text:p text:style-name="P2"><text:tab/><text:tab/>T(ku) = kT(u)</text:p>
      <text:p text:style-name="P2"/>
      <text:p text:style-name="P2"><text:tab/><text:tab/>T(ku) = T(<text:span text:style-name="T1">2 * 3, 2 * -</text:span><text:span text:style-name="T2">2</text:span><text:span text:style-name="T1">, 2 * 3</text:span>) → T(ku) = T(<text:span text:style-name="T1">6</text:span>, -<text:span text:style-name="T2">4</text:span>, <text:span text:style-name="T1">6</text:span>) → <text:span text:style-name="T14">T(ku) = (</text:span><text:span text:style-name="T15">2</text:span><text:span text:style-name="T14">, </text:span><text:span text:style-name="T16">3</text:span><text:span text:style-name="T14">, </text:span><text:span text:style-name="T16">6</text:span><text:span text:style-name="T14">)</text:span></text:p>
      <text:p text:style-name="P2"/>
      <text:p text:style-name="P2"><text:tab/><text:tab/>kT(u) = <text:span text:style-name="T2">2 </text:span>* T(1, 2, 3) → kT(u) = <text:span text:style-name="T4">2</text:span> * (3, -<text:span text:style-name="T4">2</text:span>, 3) → <text:span text:style-name="T14">kT(u) = (</text:span><text:span text:style-name="T17">6</text:span><text:span text:style-name="T14">, -</text:span><text:span text:style-name="T17">4</text:span><text:span text:style-name="T14">, </text:span><text:span text:style-name="T17">6</text:span><text:span text:style-name="T14">)</text:span></text:p>
      <text:p text:style-name="P2"/>
      <text:p text:style-name="P3"><text:tab/><text:span text:style-name="T5">Nesse caso, </text:span><text:span text:style-name="T14">T(ku) != kT(u)</text:span>. <text:span text:style-name="T5">Então, </text:span><text:span text:style-name="T18">não</text:span><text:span text:style-name="T5"> é uma transformação linear.</text:span></text:p>
      <text:list xml:id="list202117773658098" text:continue-numbering="true" text:style-name="L1">
        <text:list-item>
          <text:p text:style-name="P1"/>
          <text:list>
            <text:list-item>
              <text:list>
                <text:list-header>
                  <text:p text:style-name="P4">[2<text:tab/>0<text:tab/>0]</text:p>
                </text:list-header>
              </text:list>
            </text:list-item>
          </text:list>
          <text:p text:style-name="P4"><text:span text:style-name="T7">S = <text:tab/></text:span>[0<text:tab/>-3<text:tab/>0]</text:p>
          <text:list>
            <text:list-item>
              <text:list>
                <text:list-header>
                  <text:p text:style-name="P4">[0<text:tab/>0<text:tab/><text:span text:style-name="T6">1</text:span>]</text:p>
                </text:list-header>
              </text:list>
            </text:list-item>
          </text:list>
        </text:list-item>
        <text:list-item>
          <text:p text:style-name="P1"/>
          <text:p text:style-name="P5">s<text:span text:style-name="T8">i</text:span>n(30º) = 0.5</text:p>
          <text:p text:style-name="P5">cos(30º) = 0.866</text:p>
        </text:list-item>
      </text:list>
      <text:p text:style-name="P6"/>
      <text:p text:style-name="P7"><text:tab/><text:span text:style-name="T8">[cos</text:span><text:span text:style-name="T9">θ</text:span><text:span text:style-name="T10"> + (1 – cos</text:span><text:span text:style-name="T9">θ</text:span><text:span text:style-name="T10">)x²<text:tab/><text:tab/>(1 – cos</text:span><text:span text:style-name="T9">θ</text:span><text:span text:style-name="T10">)xy + z sin</text:span><text:span text:style-name="T9">θ<text:tab/><text:tab/></text:span><text:span text:style-name="T10">(1 – cos</text:span><text:span text:style-name="T9">θ</text:span><text:span text:style-name="T10">)xz – y sin</text:span><text:span text:style-name="T9">θ</text:span><text:span text:style-name="T8">]</text:span></text:p>
      <text:p text:style-name="P8"><text:span text:style-name="T12">Rn =</text:span><text:span text:style-name="T8"><text:tab/>[</text:span><text:span text:style-name="T10">(1 – cos</text:span><text:span text:style-name="T9">θ</text:span><text:span text:style-name="T10">)</text:span><text:span text:style-name="T11">xy</text:span><text:span text:style-name="T10"> – </text:span><text:span text:style-name="T11">z sin</text:span><text:span text:style-name="T9">θ</text:span><text:span text:style-name="T10"><text:tab/><text:tab/>cos</text:span><text:span text:style-name="T9">θ</text:span><text:span text:style-name="T10"> + (1 – cos</text:span><text:span text:style-name="T9">θ</text:span><text:span text:style-name="T10">)</text:span><text:span text:style-name="T11">y²</text:span><text:span text:style-name="T9"><text:tab/><text:tab/></text:span><text:span text:style-name="T10">(1 – cos</text:span><text:span text:style-name="T9">θ</text:span><text:span text:style-name="T10">)</text:span><text:span text:style-name="T11">y</text:span><text:span text:style-name="T10">z + </text:span><text:span text:style-name="T11">x</text:span><text:span text:style-name="T10"> sin</text:span><text:span text:style-name="T9">θ</text:span><text:span text:style-name="T8">]</text:span></text:p>
      <text:p text:style-name="P8"><text:span text:style-name="T8"><text:tab/>[</text:span><text:span text:style-name="T10">(1 – cos</text:span><text:span text:style-name="T9">θ</text:span><text:span text:style-name="T10">)xz </text:span><text:span text:style-name="T11">+</text:span><text:span text:style-name="T10"> y sin</text:span><text:span text:style-name="T9">θ</text:span><text:span text:style-name="T10"><text:tab/><text:tab/>(1 – cos</text:span><text:span text:style-name="T9">θ</text:span><text:span text:style-name="T10">)y</text:span><text:span text:style-name="T11">z</text:span><text:span text:style-name="T10"> – </text:span><text:span text:style-name="T11">x</text:span><text:span text:style-name="T10"> sin</text:span><text:span text:style-name="T9">θ<text:tab/><text:tab/></text:span><text:span text:style-name="T10">cos</text:span><text:span text:style-name="T9">θ</text:span><text:span text:style-name="T10"> + (1 – cos</text:span><text:span text:style-name="T9">θ</text:span><text:span text:style-name="T10">)</text:span><text:span text:style-name="T11">z²</text:span><text:span text:style-name="T8">]</text:span></text:p>
      <text:p text:style-name="P8"/>
      <text:p text:style-name="P8"><text:tab/><text:span text:style-name="T12">[0.866 + (1 – 0.866)<text:tab/><text:tab/>(1 – 0.866) + 0.5<text:tab/><text:tab/>(1 – 0.866) – 0.5]</text:span></text:p>
      <text:p text:style-name="P9">Rn =<text:tab/>[(1 – 0.866) – 0.5<text:tab/><text:tab/>0.866 + (1 – 0.866)<text:tab/><text:tab/>(1 – 0.866) + 0.5]</text:p>
      <text:p text:style-name="P9"><text:tab/>[(1 – 0.866) + 0.5<text:tab/><text:tab/>(1 – 0.866) – 0.5<text:tab/><text:tab/>0.866 + (1 – 0.866)]</text:p>
      <text:p text:style-name="P9"/>
      <text:p text:style-name="P10"><text:tab/>[1<text:tab/><text:tab/><text:tab/><text:tab/>0.634<text:tab/><text:tab/><text:tab/><text:tab/>-<text:span text:style-name="T13">0.366</text:span>]</text:p>
      <text:p text:style-name="P11">Rn =<text:tab/>[-<text:span text:style-name="T13">0.366</text:span><text:tab/><text:tab/><text:tab/><text:tab/>1<text:tab/><text:tab/><text:tab/><text:tab/>0.<text:span text:style-name="T13">634</text:span>]</text:p>
      <text:p text:style-name="P12"><text:tab/>[0.<text:span text:style-name="T13">634</text:span><text:tab/><text:tab/><text:tab/><text:tab/>-<text:span text:style-name="T13">0.366</text:span><text:tab/><text:tab/><text:tab/><text:tab/>1]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17:03:39.904000000</meta:creation-date>
    <dc:date>2022-09-25T20:21:17.223000000</dc:date>
    <meta:editing-duration>PT25M42S</meta:editing-duration>
    <meta:editing-cycles>19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25" meta:word-count="205" meta:character-count="905" meta:non-whitespace-character-count="657"/>
  </office:meta>
</office:document-meta>
</file>